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252in"/>
    </style:style>
    <style:style style:name="co2" style:family="table-column">
      <style:table-column-properties fo:break-before="auto" style:column-width="1.6591in"/>
    </style:style>
    <style:style style:name="co3" style:family="table-column">
      <style:table-column-properties fo:break-before="auto" style:column-width="0.974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25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ta1" style:family="table" style:master-page-name="PageStyle_5f_Applicants_20_to_20_Import_20_from_20_previous_20_ATS">
      <style:table-properties table:display="true" style:writing-mode="lr-tb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pplicants to Import from previous A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2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phone_number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Dwight Schrute</text:p>
          </table:table-cell>
          <table:table-cell table:style-name="ce2" office:value-type="string" calcext:value-type="string">
            <text:p>dwight@dundermifflin.com</text:p>
          </table:table-cell>
          <table:table-cell table:style-name="ce2" office:value-type="float" office:value="4154449999" calcext:value-type="float">
            <text:p>4154449999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Michael Scott</text:p>
          </table:table-cell>
          <table:table-cell table:style-name="ce2" office:value-type="string" calcext:value-type="string">
            <text:p>michael@dundermifflin.com</text:p>
          </table:table-cell>
          <table:table-cell table:style-name="ce2" office:value-type="float" office:value="4808881717" calcext:value-type="float">
            <text:p>4808881717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Jim Halpert</text:p>
          </table:table-cell>
          <table:table-cell table:style-name="ce2" office:value-type="string" calcext:value-type="string">
            <text:p>jim@dundermifflin.com</text:p>
          </table:table-cell>
          <table:table-cell table:style-name="ce2" office:value-type="float" office:value="4019991111" calcext:value-type="float">
            <text:p>4019991111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Pam Beesly-Halpert</text:p>
          </table:table-cell>
          <table:table-cell table:style-name="ce2" office:value-type="string" calcext:value-type="string">
            <text:p>pam@dundermifflin.com</text:p>
          </table:table-cell>
          <table:table-cell table:style-name="ce2" office:value-type="float" office:value="2519894747" calcext:value-type="float">
            <text:p>2519894747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ndy Bernard</text:p>
          </table:table-cell>
          <table:table-cell table:style-name="ce2" office:value-type="string" calcext:value-type="string">
            <text:p>andy@dundermifflin.com</text:p>
          </table:table-cell>
          <table:table-cell table:style-name="ce2" office:value-type="float" office:value="1109998888" calcext:value-type="float">
            <text:p>1109998888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Phyliss Vance</text:p>
          </table:table-cell>
          <table:table-cell table:style-name="ce2" office:value-type="string" calcext:value-type="string">
            <text:p>phyliss@dundermifflin.com</text:p>
          </table:table-cell>
          <table:table-cell table:style-name="ce2" office:value-type="float" office:value="88819192222" calcext:value-type="float">
            <text:p>88819192222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>
            <text:p>Invalid Record</text:p>
          </table:table-cell>
          <table:table-cell table:style-name="ce6" office:value-type="string" calcext:value-type="string">
            <text:p><text:a xlink:href="http://thiswontsave.me/" xlink:type="simple">thiswontsave.me</text:a>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Duplicate Record</text:p>
          </table:table-cell>
          <table:table-cell table:style-name="ce2" office:value-type="string" calcext:value-type="string">
            <text:p>andy@dundermifflin.com</text:p>
          </table:table-cell>
          <table:table-cell table:style-name="ce2" office:value-type="float" office:value="77711117777" calcext:value-type="float">
            <text:p>77711117777</text:p>
          </table:table-cell>
          <table:table-cell table:number-columns-repeated="61"/>
        </table:table-row>
        <table:table-row table:style-name="ro3" table:number-rows-repeated="1048565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6">00/00/0000</text:date>, <text:time style:data-style-name="N2" text:time-value="10:51:56.8177605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structions" style:display-name="PageStyle_Instru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pplicants_20_to_20_Import_20_from_20_previous_20_ATS" style:display-name="PageStyle_Applicants to Import from previous A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pproved_20_Applicants" style:display-name="PageStyle_Approved Applican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5-10-06T10:54:18.599157744</dc:date>
    <meta:editing-duration>PT50M42S</meta:editing-duration>
    <meta:editing-cycles>6</meta:editing-cycles>
    <meta:document-statistic meta:table-count="1" meta:cell-count="26" meta:object-count="0"/>
  </office:meta>
</office:document-meta>
</file>